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4cm"/>
    </style:style>
    <style:style style:name="co2" style:family="table-column">
      <style:table-column-properties fo:break-before="auto" style:column-width="8.518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2.928cm"/>
    </style:style>
    <style:style style:name="co5" style:family="table-column">
      <style:table-column-properties fo:break-before="auto" style:column-width="3.119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3.642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2.847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173cm"/>
    </style:style>
    <style:style style:name="co13" style:family="table-column">
      <style:table-column-properties fo:break-before="auto" style:column-width="1.732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2.034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1.429cm"/>
    </style:style>
    <style:style style:name="co19" style:family="table-column">
      <style:table-column-properties fo:break-before="auto" style:column-width="1.408cm"/>
    </style:style>
    <style:style style:name="co20" style:family="table-column">
      <style:table-column-properties fo:break-before="auto" style:column-width="1.609cm"/>
    </style:style>
    <style:style style:name="ro1" style:family="table-row">
      <style:table-row-properties style:row-height="0.84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00599d" fo:background-color="#adc5e7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00599d" fo:background-color="#adc5e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15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599d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599d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00599d" fo:background-color="#adc5e7" style:diagonal-bl-tr="none" style:diagonal-tl-br="none" style:text-align-source="fix" style:repeat-content="false" fo:wrap-option="no-wrap" fo:border-left="none" style:direction="ltr" fo:padding="0.035cm" fo:border-right="0.74pt solid #00599d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dddddd"/>
    </style:style>
    <style:style style:name="ce60" style:family="table-cell" style:parent-style-name="Default">
      <style:table-cell-properties fo:background-color="#adc5e7"/>
    </style:style>
    <style:style style:name="ce61" style:family="table-cell" style:parent-style-name="Default" style:data-style-name="N100">
      <style:table-cell-properties fo:background-color="#ffffa6" style:diagonal-bl-tr="none" style:diagonal-tl-br="none" style:text-align-source="fix" style:repeat-content="false" fo:wrap-option="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100">
      <style:table-cell-properties fo:border-bottom="0.74pt solid #666666" fo:background-color="#729fcf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2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100">
      <style:table-cell-properties fo:border-bottom="0.74pt solid #666666" fo:background-color="#b4c7dc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2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100">
      <style:table-cell-properties fo:border-bottom="0.74pt solid #666666" fo:background-color="#afd095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2">
      <style:table-cell-properties fo:border-bottom="0.74pt solid #666666" fo:background-color="#ffaa95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ackground-color="#afd095" style:diagonal-bl-tr="none" style:diagonal-tl-br="none" style:text-align-source="fix" style:repeat-content="false" fo:wrap-option="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2">
      <style:table-cell-properties fo:border-bottom="0.74pt solid #666666" fo:background-color="#ffaa95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2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2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unos" table:style-name="ta1">
        <table:shapes>
          <draw:frame draw:z-index="0" draw:name="https://senaiweb6.fieb.org.br/Corpore.Net/DXR.axd?r=1_88-efKbs" draw:style-name="gr1" draw:text-style-name="P1" svg:width="0.02cm" svg:height="0.02cm" svg:x="0cm" svg:y="0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" draw:name="https://senaiweb6.fieb.org.br/Corpore.Net/DXR.axd?r=1_88-efKbs" draw:style-name="gr1" draw:text-style-name="P1" svg:width="0.02cm" svg:height="0.02cm" svg:x="0cm" svg:y="0.45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" draw:name="https://senaiweb6.fieb.org.br/Corpore.Net/DXR.axd?r=1_88-efKbs" draw:style-name="gr1" draw:text-style-name="P1" svg:width="0.02cm" svg:height="0.02cm" svg:x="0cm" svg:y="0.90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" draw:name="https://senaiweb6.fieb.org.br/Corpore.Net/DXR.axd?r=1_88-efKbs" draw:style-name="gr1" draw:text-style-name="P1" svg:width="0.02cm" svg:height="0.02cm" svg:x="0cm" svg:y="1.35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" draw:name="https://senaiweb6.fieb.org.br/Corpore.Net/DXR.axd?r=1_88-efKbs" draw:style-name="gr1" draw:text-style-name="P1" svg:width="0.02cm" svg:height="0.02cm" svg:x="0cm" svg:y="1.80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" draw:name="https://senaiweb6.fieb.org.br/Corpore.Net/DXR.axd?r=1_88-efKbs" draw:style-name="gr1" draw:text-style-name="P1" svg:width="0.02cm" svg:height="0.02cm" svg:x="0cm" svg:y="2.25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" draw:name="https://senaiweb6.fieb.org.br/Corpore.Net/DXR.axd?r=1_88-efKbs" draw:style-name="gr1" draw:text-style-name="P1" svg:width="0.02cm" svg:height="0.02cm" svg:x="0cm" svg:y="2.70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7" draw:name="https://senaiweb6.fieb.org.br/Corpore.Net/DXR.axd?r=1_88-efKbs" draw:style-name="gr1" draw:text-style-name="P1" svg:width="0.02cm" svg:height="0.02cm" svg:x="0cm" svg:y="3.16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8" draw:name="https://senaiweb6.fieb.org.br/Corpore.Net/DXR.axd?r=1_88-efKbs" draw:style-name="gr1" draw:text-style-name="P1" svg:width="0.02cm" svg:height="0.02cm" svg:x="0cm" svg:y="3.61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9" draw:name="https://senaiweb6.fieb.org.br/Corpore.Net/DXR.axd?r=1_88-efKbs" draw:style-name="gr1" draw:text-style-name="P1" svg:width="0.02cm" svg:height="0.02cm" svg:x="0cm" svg:y="4.06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0" draw:name="https://senaiweb6.fieb.org.br/Corpore.Net/DXR.axd?r=1_88-efKbs" draw:style-name="gr1" draw:text-style-name="P1" svg:width="0.02cm" svg:height="0.02cm" svg:x="0cm" svg:y="4.51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1" draw:name="https://senaiweb6.fieb.org.br/Corpore.Net/DXR.axd?r=1_88-efKbs" draw:style-name="gr1" draw:text-style-name="P1" svg:width="0.02cm" svg:height="0.02cm" svg:x="0cm" svg:y="4.96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2" draw:name="https://senaiweb6.fieb.org.br/Corpore.Net/DXR.axd?r=1_88-efKbs" draw:style-name="gr1" draw:text-style-name="P1" svg:width="0.02cm" svg:height="0.02cm" svg:x="0cm" svg:y="5.41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3" draw:name="https://senaiweb6.fieb.org.br/Corpore.Net/DXR.axd?r=1_88-efKbs" draw:style-name="gr1" draw:text-style-name="P1" svg:width="0.02cm" svg:height="0.02cm" svg:x="0cm" svg:y="5.8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4" draw:name="https://senaiweb6.fieb.org.br/Corpore.Net/DXR.axd?r=1_88-efKbs" draw:style-name="gr1" draw:text-style-name="P1" svg:width="0.02cm" svg:height="0.02cm" svg:x="0cm" svg:y="6.32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5" draw:name="https://senaiweb6.fieb.org.br/Corpore.Net/DXR.axd?r=1_88-efKbs" draw:style-name="gr1" draw:text-style-name="P1" svg:width="0.02cm" svg:height="0.02cm" svg:x="0cm" svg:y="6.77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6" draw:name="https://senaiweb6.fieb.org.br/Corpore.Net/DXR.axd?r=1_88-efKbs" draw:style-name="gr1" draw:text-style-name="P1" svg:width="0.02cm" svg:height="0.02cm" svg:x="0cm" svg:y="7.22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7" draw:name="https://senaiweb6.fieb.org.br/Corpore.Net/DXR.axd?r=1_88-efKbs" draw:style-name="gr1" draw:text-style-name="P1" svg:width="0.02cm" svg:height="0.02cm" svg:x="0cm" svg:y="7.67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8" draw:name="https://senaiweb6.fieb.org.br/Corpore.Net/DXR.axd?r=1_88-efKbs" draw:style-name="gr1" draw:text-style-name="P1" svg:width="0.02cm" svg:height="0.02cm" svg:x="0cm" svg:y="8.12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9" draw:name="https://senaiweb6.fieb.org.br/Corpore.Net/DXR.axd?r=1_88-efKbs" draw:style-name="gr1" draw:text-style-name="P1" svg:width="0.02cm" svg:height="0.02cm" svg:x="0cm" svg:y="8.5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0" draw:name="https://senaiweb6.fieb.org.br/Corpore.Net/DXR.axd?r=1_88-efKbs" draw:style-name="gr1" draw:text-style-name="P1" svg:width="0.02cm" svg:height="0.02cm" svg:x="0cm" svg:y="9.03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1" draw:name="https://senaiweb6.fieb.org.br/Corpore.Net/DXR.axd?r=1_88-efKbs" draw:style-name="gr1" draw:text-style-name="P1" svg:width="0.02cm" svg:height="0.02cm" svg:x="0cm" svg:y="9.48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2" draw:name="https://senaiweb6.fieb.org.br/Corpore.Net/DXR.axd?r=1_88-efKbs" draw:style-name="gr1" draw:text-style-name="P1" svg:width="0.02cm" svg:height="0.02cm" svg:x="0cm" svg:y="9.93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3" draw:name="https://senaiweb6.fieb.org.br/Corpore.Net/DXR.axd?r=1_88-efKbs" draw:style-name="gr1" draw:text-style-name="P1" svg:width="0.02cm" svg:height="0.02cm" svg:x="0cm" svg:y="10.386cm">
            <draw:image xlink:href="https://senaiweb6.fieb.org.br/Corpore.Net/DXR.axd?r=1_88-efKbs" xlink:type="simple" xlink:show="embed" xlink:actuate="onLoad" draw:mime-type="image/gif">
              <text:p/>
            </draw:image>
          </draw:frame>
        </table:shapes>
        <table:table-column table:style-name="co1" table:visibility="collapse" table:default-cell-style-name="ce4"/>
        <table:table-column table:style-name="co2" table:default-cell-style-name="ce10"/>
        <table:table-column table:style-name="co3" table:visibility="collapse" table:default-cell-style-name="ce10"/>
        <table:table-column table:style-name="co4" table:default-cell-style-name="ce16"/>
        <table:table-column table:style-name="co5" table:visibility="collapse" table:number-columns-repeated="2" table:default-cell-style-name="ce16"/>
        <table:table-column table:style-name="co6" table:default-cell-style-name="ce34"/>
        <table:table-column table:style-name="co7" table:default-cell-style-name="ce18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row table:style-name="ro1">
          <table:table-cell table:style-name="ce3" office:value-type="string" calcext:value-type="string">
            <text:p>Matrícula</text:p>
          </table:table-cell>
          <table:table-cell table:style-name="ce9" office:value-type="string" calcext:value-type="string">
            <text:p>Aluno</text:p>
          </table:table-cell>
          <table:table-cell table:style-name="ce9" office:value-type="string" calcext:value-type="string">
            <text:p>Status</text:p>
          </table:table-cell>
          <table:table-cell table:style-name="ce15" office:value-type="string" calcext:value-type="string">
            <text:p>Grupo AV1</text:p>
          </table:table-cell>
          <table:table-cell table:style-name="ce15" table:number-columns-repeated="2"/>
          <table:table-cell table:style-name="ce15" office:value-type="string" calcext:value-type="string">
            <text:p>Notas AV1</text:p>
          </table:table-cell>
          <table:table-cell table:style-name="ce15" office:value-type="string" calcext:value-type="string">
            <text:p>Grupos AV2</text:p>
          </table:table-cell>
          <table:table-cell table:style-name="ce15" office:value-type="string" calcext:value-type="string">
            <text:p>Notas AV2</text:p>
          </table:table-cell>
          <table:table-cell table:style-name="ce15" office:value-type="string" calcext:value-type="string">
            <text:p>Grupos AV3</text:p>
          </table:table-cell>
          <table:table-cell table:style-name="ce15" office:value-type="string" calcext:value-type="string">
            <text:p>Notas AV3</text:p>
          </table:table-cell>
        </table:table-row>
        <table:table-row table:style-name="ro2">
          <table:table-cell office:value-type="string" calcext:value-type="string">
            <text:p>1T1.910393</text:p>
          </table:table-cell>
          <table:table-cell office:value-type="string" calcext:value-type="string">
            <text:p>Beatriz Avíla Barbosa Queiroz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5</text:p>
          </table:table-cell>
          <table:table-cell table:number-columns-repeated="2"/>
          <table:table-cell table:formula="of:=VLOOKUP([.D2]; [$av1.A:.I]; 2 ;0)" office:value-type="float" office:value="7.83333333333333" calcext:value-type="float">
            <text:p>7,8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019.705604</text:p>
          </table:table-cell>
          <table:table-cell table:style-name="ce11" office:value-type="string" calcext:value-type="string">
            <text:p>Bruno Goncalves Basilio Alve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6</text:p>
          </table:table-cell>
          <table:table-cell table:style-name="ce17" table:number-columns-repeated="2"/>
          <table:table-cell table:style-name="ce35" table:formula="of:=VLOOKUP([.D3]; [$av1.A:.I]; 2 ;0)" office:value-type="float" office:value="8.16666666666667" calcext:value-type="float">
            <text:p>8,2</text:p>
          </table:table-cell>
          <table:table-cell table:style-name="ce11"/>
          <table:table-cell table:style-name="ce42" table:number-columns-repeated="3"/>
        </table:table-row>
        <table:table-row table:style-name="ro2">
          <table:table-cell office:value-type="string" calcext:value-type="string">
            <text:p>023.918365</text:p>
          </table:table-cell>
          <table:table-cell office:value-type="string" calcext:value-type="string">
            <text:p>Gabriela De Oliveira Marques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1</text:p>
          </table:table-cell>
          <table:table-cell table:number-columns-repeated="2"/>
          <table:table-cell table:formula="of:=VLOOKUP([.D4]; [$av1.A:.I]; 2 ;0)" office:value-type="float" office:value="7" calcext:value-type="float">
            <text:p>7,0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023.918610</text:p>
          </table:table-cell>
          <table:table-cell table:style-name="ce11" office:value-type="string" calcext:value-type="string">
            <text:p>Gabriela Gusmão Dias</text:p>
          </table:table-cell>
          <table:table-cell table:style-name="ce11" office:value-type="string" calcext:value-type="string">
            <text:p>Matriculado</text:p>
          </table:table-cell>
          <table:table-cell table:style-name="ce11" office:value-type="string" calcext:value-type="string">
            <text:p>Grupo_02</text:p>
          </table:table-cell>
          <table:table-cell table:style-name="ce11" table:number-columns-repeated="2"/>
          <table:table-cell table:style-name="ce35" table:formula="of:=VLOOKUP([.D5]; [$av1.A:.I]; 2 ;0)" office:value-type="float" office:value="8.83333333333333" calcext:value-type="float">
            <text:p>8,8</text:p>
          </table:table-cell>
          <table:table-cell table:style-name="ce11"/>
          <table:table-cell table:style-name="ce42" table:number-columns-repeated="3"/>
        </table:table-row>
        <table:table-row table:style-name="ro2">
          <table:table-cell office:value-type="string" calcext:value-type="string">
            <text:p>1T1.910309</text:p>
          </table:table-cell>
          <table:table-cell office:value-type="string" calcext:value-type="string">
            <text:p>Gabriele Melo de Souz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2</text:p>
          </table:table-cell>
          <table:table-cell table:number-columns-repeated="2"/>
          <table:table-cell table:formula="of:=VLOOKUP([.D6]; [$av1.A:.I]; 2 ;0)" office:value-type="float" office:value="8.83333333333333" calcext:value-type="float">
            <text:p>8,8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1T1.910570</text:p>
          </table:table-cell>
          <table:table-cell table:style-name="ce11" office:value-type="string" calcext:value-type="string">
            <text:p>Gabriella Magalhães de Carvalho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4</text:p>
          </table:table-cell>
          <table:table-cell table:style-name="ce17" table:number-columns-repeated="2"/>
          <table:table-cell table:style-name="ce35" table:formula="of:=VLOOKUP([.D7]; [$av1.A:.I]; 2 ;0)" office:value-type="float" office:value="8.33333333333333" calcext:value-type="float">
            <text:p>8,3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20A.752241</text:p>
          </table:table-cell>
          <table:table-cell office:value-type="string" calcext:value-type="string">
            <text:p>Gustavo Gerson Costa Muniz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6</text:p>
          </table:table-cell>
          <table:table-cell table:number-columns-repeated="2"/>
          <table:table-cell table:formula="of:=VLOOKUP([.D8]; [$av1.A:.I]; 2 ;0)" office:value-type="float" office:value="8.16666666666667" calcext:value-type="float">
            <text:p>8,2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1T1.834072</text:p>
          </table:table-cell>
          <table:table-cell table:style-name="ce11" office:value-type="string" calcext:value-type="string">
            <text:p>Larissa Rios Rezende Cerqueir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4</text:p>
          </table:table-cell>
          <table:table-cell table:style-name="ce17" table:number-columns-repeated="2"/>
          <table:table-cell table:style-name="ce35" table:formula="of:=VLOOKUP([.D9]; [$av1.A:.I]; 2 ;0)" office:value-type="float" office:value="8.33333333333333" calcext:value-type="float">
            <text:p>8,3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1T1.910256</text:p>
          </table:table-cell>
          <table:table-cell office:value-type="string" calcext:value-type="string">
            <text:p>Luiza Seabra Batista Henriques Ramos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3</text:p>
          </table:table-cell>
          <table:table-cell table:number-columns-repeated="2"/>
          <table:table-cell table:formula="of:=VLOOKUP([.D10]; [$av1.A:.I]; 2 ;0)" office:value-type="float" office:value="7" calcext:value-type="float">
            <text:p>7,0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1T1.910339</text:p>
          </table:table-cell>
          <table:table-cell table:style-name="ce11" office:value-type="string" calcext:value-type="string">
            <text:p>Maria Eduarda Ariani Meira de Britto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2</text:p>
          </table:table-cell>
          <table:table-cell table:style-name="ce17" table:number-columns-repeated="2"/>
          <table:table-cell table:style-name="ce35" table:formula="of:=VLOOKUP([.D11]; [$av1.A:.I]; 2 ;0)" office:value-type="float" office:value="8.83333333333333" calcext:value-type="float">
            <text:p>8,8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1T1.910322</text:p>
          </table:table-cell>
          <table:table-cell office:value-type="string" calcext:value-type="string">
            <text:p>Maria Fernanda Libório Less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4</text:p>
          </table:table-cell>
          <table:table-cell table:number-columns-repeated="2"/>
          <table:table-cell table:formula="of:=VLOOKUP([.D12]; [$av1.A:.I]; 2 ;0)" office:value-type="float" office:value="8.33333333333333" calcext:value-type="float">
            <text:p>8,3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1T1.910605</text:p>
          </table:table-cell>
          <table:table-cell table:style-name="ce11" office:value-type="string" calcext:value-type="string">
            <text:p>Maria Luiza Alixandre de Jesu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5</text:p>
          </table:table-cell>
          <table:table-cell table:style-name="ce17" table:number-columns-repeated="2"/>
          <table:table-cell table:style-name="ce35" table:formula="of:=VLOOKUP([.D13]; [$av1.A:.I]; 2 ;0)" office:value-type="float" office:value="7.83333333333333" calcext:value-type="float">
            <text:p>7,8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1T1.910737</text:p>
          </table:table-cell>
          <table:table-cell office:value-type="string" calcext:value-type="string">
            <text:p>Mariana Britto Mesquit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1</text:p>
          </table:table-cell>
          <table:table-cell table:number-columns-repeated="2"/>
          <table:table-cell table:formula="of:=VLOOKUP([.D14]; [$av1.A:.I]; 2 ;0)" office:value-type="float" office:value="7" calcext:value-type="float">
            <text:p>7,0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1T1.911323</text:p>
          </table:table-cell>
          <table:table-cell table:style-name="ce11" office:value-type="string" calcext:value-type="string">
            <text:p>Mariana Carvalho Morae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5</text:p>
          </table:table-cell>
          <table:table-cell table:style-name="ce17" table:number-columns-repeated="2"/>
          <table:table-cell table:style-name="ce35" table:formula="of:=VLOOKUP([.D15]; [$av1.A:.I]; 2 ;0)" office:value-type="float" office:value="7.83333333333333" calcext:value-type="float">
            <text:p>7,8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023.920138</text:p>
          </table:table-cell>
          <table:table-cell office:value-type="string" calcext:value-type="string">
            <text:p>Miguel Marinho Cardoso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5</text:p>
          </table:table-cell>
          <table:table-cell table:number-columns-repeated="2"/>
          <table:table-cell table:formula="of:=VLOOKUP([.D16]; [$av1.A:.I]; 2 ;0)" office:value-type="float" office:value="7.83333333333333" calcext:value-type="float">
            <text:p>7,8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1T1.910607</text:p>
          </table:table-cell>
          <table:table-cell table:style-name="ce11" office:value-type="string" calcext:value-type="string">
            <text:p>Milena Ramos Lope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5</text:p>
          </table:table-cell>
          <table:table-cell table:style-name="ce17" table:number-columns-repeated="2"/>
          <table:table-cell table:style-name="ce35" table:formula="of:=VLOOKUP([.D17]; [$av1.A:.I]; 2 ;0)" office:value-type="float" office:value="7.83333333333333" calcext:value-type="float">
            <text:p>7,8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1T1.912398</text:p>
          </table:table-cell>
          <table:table-cell office:value-type="string" calcext:value-type="string">
            <text:p>Monalisa Rodrigues Rabello Balogh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1</text:p>
          </table:table-cell>
          <table:table-cell table:number-columns-repeated="2"/>
          <table:table-cell table:formula="of:=VLOOKUP([.D18]; [$av1.A:.I]; 2 ;0)" office:value-type="float" office:value="7" calcext:value-type="float">
            <text:p>7,0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015.530285</text:p>
          </table:table-cell>
          <table:table-cell table:style-name="ce11" office:value-type="string" calcext:value-type="string">
            <text:p>Pedro Henrique de Abreu Evangelist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6</text:p>
          </table:table-cell>
          <table:table-cell table:style-name="ce17" table:number-columns-repeated="2"/>
          <table:table-cell table:style-name="ce35" table:formula="of:=VLOOKUP([.D19]; [$av1.A:.I]; 2 ;0)" office:value-type="float" office:value="8.16666666666667" calcext:value-type="float">
            <text:p>8,2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20A.752248</text:p>
          </table:table-cell>
          <table:table-cell office:value-type="string" calcext:value-type="string">
            <text:p>Petra Devay Torres do Nascimento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6</text:p>
          </table:table-cell>
          <table:table-cell table:number-columns-repeated="2"/>
          <table:table-cell table:formula="of:=VLOOKUP([.D20]; [$av1.A:.I]; 2 ;0)" office:value-type="float" office:value="8.16666666666667" calcext:value-type="float">
            <text:p>8,2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021.910305</text:p>
          </table:table-cell>
          <table:table-cell table:style-name="ce11" office:value-type="string" calcext:value-type="string">
            <text:p>Rebeca de Aguiar Brito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1</text:p>
          </table:table-cell>
          <table:table-cell table:style-name="ce17" table:number-columns-repeated="2"/>
          <table:table-cell table:style-name="ce35" table:formula="of:=VLOOKUP([.D21]; [$av1.A:.I]; 2 ;0)" office:value-type="float" office:value="7" calcext:value-type="float">
            <text:p>7,0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1T1.910565</text:p>
          </table:table-cell>
          <table:table-cell office:value-type="string" calcext:value-type="string">
            <text:p>Rute Gabriela Vasconcelos Simões Robatto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2</text:p>
          </table:table-cell>
          <table:table-cell table:number-columns-repeated="2"/>
          <table:table-cell table:formula="of:=VLOOKUP([.D22]; [$av1.A:.I]; 2 ;0)" office:value-type="float" office:value="8.83333333333333" calcext:value-type="float">
            <text:p>8,8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1T1.910426</text:p>
          </table:table-cell>
          <table:table-cell table:style-name="ce11" office:value-type="string" calcext:value-type="string">
            <text:p>Sofia Brêda Mascarenhas Lim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4</text:p>
          </table:table-cell>
          <table:table-cell table:style-name="ce17" table:number-columns-repeated="2"/>
          <table:table-cell table:style-name="ce35" table:formula="of:=VLOOKUP([.D23]; [$av1.A:.I]; 2 ;0)" office:value-type="float" office:value="8.33333333333333" calcext:value-type="float">
            <text:p>8,3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023.921962</text:p>
          </table:table-cell>
          <table:table-cell office:value-type="string" calcext:value-type="string">
            <text:p>Sofia Lais Costa Santan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2</text:p>
          </table:table-cell>
          <table:table-cell table:number-columns-repeated="2"/>
          <table:table-cell table:formula="of:=VLOOKUP([.D24]; [$av1.A:.I]; 2 ;0)" office:value-type="float" office:value="8.83333333333333" calcext:value-type="float">
            <text:p>8,8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023.918434</text:p>
          </table:table-cell>
          <table:table-cell table:style-name="ce11" office:value-type="string" calcext:value-type="string">
            <text:p>Victor Santos da Silv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3</text:p>
          </table:table-cell>
          <table:table-cell table:style-name="ce17" table:number-columns-repeated="2"/>
          <table:table-cell table:style-name="ce35" table:formula="of:=VLOOKUP([.D25]; [$av1.A:.I]; 2 ;0)" office:value-type="float" office:value="7" calcext:value-type="float">
            <text:p>7,0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table:style-name="ce6"/>
          <table:table-cell table:style-name="ce12" table:number-columns-repeated="2"/>
          <table:table-cell table:number-columns-repeated="8"/>
        </table:table-row>
        <table:table-row table:style-name="ro2">
          <table:table-cell table:style-name="ce7"/>
          <table:table-cell table:style-name="ce13" table:number-columns-repeated="2"/>
          <table:table-cell table:style-name="ce17" table:number-columns-repeated="3"/>
          <table:table-cell table:style-name="ce35"/>
          <table:table-cell table:style-name="ce19"/>
          <table:table-cell table:style-name="ce42" table:number-columns-repeated="3"/>
        </table:table-row>
        <table:table-row table:style-name="ro2">
          <table:table-cell table:style-name="ce6"/>
          <table:table-cell table:style-name="ce12" table:number-columns-repeated="2"/>
          <table:table-cell table:number-columns-repeated="8"/>
        </table:table-row>
        <table:table-row table:style-name="ro2">
          <table:table-cell table:style-name="ce8"/>
          <table:table-cell table:style-name="ce14" table:number-columns-repeated="6"/>
          <table:table-cell table:style-name="ce20"/>
          <table:table-cell table:style-name="ce60" table:number-columns-repeated="3"/>
        </table:table-row>
      </table:table>
      <table:table table:name="av1" table:style-name="ta1">
        <table:table-column table:style-name="co12" table:default-cell-style-name="ce46"/>
        <table:table-column table:style-name="co13" table:default-cell-style-name="ce49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default-cell-style-name="ce58"/>
        <table:table-row table:style-name="ro4">
          <table:table-cell table:style-name="ce61" office:value-type="string" calcext:value-type="string">
            <text:p>Grupos</text:p>
          </table:table-cell>
          <table:table-cell table:style-name="ce66" office:value-type="string" calcext:value-type="string">
            <text:p>Nota</text:p>
          </table:table-cell>
          <table:table-cell table:style-name="ce70" office:value-type="string" calcext:value-type="string">
            <text:p>média</text:p>
          </table:table-cell>
          <table:table-cell table:style-name="ce72" office:value-type="string" calcext:value-type="string">
            <text:p>escada</text:p>
          </table:table-cell>
          <table:table-cell table:style-name="ce72" office:value-type="string" calcext:value-type="string">
            <text:p>altura máxima </text:p>
          </table:table-cell>
          <table:table-cell table:style-name="ce72" office:value-type="string" calcext:value-type="string">
            <text:p>pavimento</text:p>
          </table:table-cell>
          <table:table-cell table:style-name="ce72" office:value-type="string" calcext:value-type="string">
            <text:p>malha</text:p>
          </table:table-cell>
          <table:table-cell table:style-name="ce72" office:value-type="string" calcext:value-type="string">
            <text:p>treliça</text:p>
          </table:table-cell>
          <table:table-cell table:style-name="ce74" office:value-type="string" calcext:value-type="string">
            <text:p>mapa </text:p>
          </table:table-cell>
        </table:table-row>
        <table:table-row table:style-name="ro3">
          <table:table-cell table:style-name="ce44" office:value-type="string" calcext:value-type="string">
            <text:p>Grupo_01</text:p>
          </table:table-cell>
          <table:table-cell table:formula="of:=[.C2]" office:value-type="float" office:value="7" calcext:value-type="float">
            <text:p>7,00</text:p>
          </table:table-cell>
          <table:table-cell table:style-name="ce49" table:formula="of:=SUM([.D2:.I2])/6" office:value-type="float" office:value="7" calcext:value-type="float">
            <text:p>7,00</text:p>
          </table:table-cell>
          <table:table-cell table:style-name="ce49" office:value-type="float" office:value="10" calcext:value-type="float">
            <text:p>10,00</text:p>
          </table:table-cell>
          <table:table-cell table:style-name="ce49" office:value-type="float" office:value="9" calcext:value-type="float">
            <text:p>9,00</text:p>
          </table:table-cell>
          <table:table-cell table:style-name="ce49" office:value-type="float" office:value="8" calcext:value-type="float">
            <text:p>8,00</text:p>
          </table:table-cell>
          <table:table-cell table:style-name="ce73" office:value-type="float" office:value="0" calcext:value-type="float">
            <text:p>0,00</text:p>
          </table:table-cell>
          <table:table-cell table:style-name="ce49" office:value-type="float" office:value="9" calcext:value-type="float">
            <text:p>9,00</text:p>
          </table:table-cell>
          <table:table-cell table:style-name="ce75" office:value-type="float" office:value="6" calcext:value-type="float">
            <text:p>6,00</text:p>
          </table:table-cell>
        </table:table-row>
        <table:table-row table:style-name="ro3">
          <table:table-cell table:style-name="ce45" office:value-type="string" calcext:value-type="string">
            <text:p>Grupo_02</text:p>
          </table:table-cell>
          <table:table-cell table:formula="of:=[.C3]" office:value-type="float" office:value="8.83333333333333" calcext:value-type="float">
            <text:p>8,83</text:p>
          </table:table-cell>
          <table:table-cell table:style-name="ce53" table:formula="of:=SUM([.D3:.I3])/6" office:value-type="float" office:value="8.83333333333333" calcext:value-type="float">
            <text:p>8,83</text:p>
          </table:table-cell>
          <table:table-cell table:style-name="ce53" office:value-type="float" office:value="10" calcext:value-type="float">
            <text:p>10,00</text:p>
          </table:table-cell>
          <table:table-cell table:style-name="ce53" office:value-type="float" office:value="9" calcext:value-type="float">
            <text:p>9,00</text:p>
          </table:table-cell>
          <table:table-cell table:style-name="ce53" office:value-type="float" office:value="8" calcext:value-type="float">
            <text:p>8,00</text:p>
          </table:table-cell>
          <table:table-cell table:number-columns-repeated="2" table:style-name="ce53" office:value-type="float" office:value="10" calcext:value-type="float">
            <text:p>10,00</text:p>
          </table:table-cell>
          <table:table-cell table:style-name="ce75" office:value-type="float" office:value="6" calcext:value-type="float">
            <text:p>6,00</text:p>
          </table:table-cell>
        </table:table-row>
        <table:table-row table:style-name="ro3">
          <table:table-cell table:style-name="ce44" office:value-type="string" calcext:value-type="string">
            <text:p>Grupo_03</text:p>
          </table:table-cell>
          <table:table-cell table:formula="of:=[.C4]" office:value-type="float" office:value="7" calcext:value-type="float">
            <text:p>7,00</text:p>
          </table:table-cell>
          <table:table-cell table:style-name="ce49" table:formula="of:=SUM([.D4:.I4])/6" office:value-type="float" office:value="7" calcext:value-type="float">
            <text:p>7,00</text:p>
          </table:table-cell>
          <table:table-cell table:style-name="ce49" office:value-type="float" office:value="10" calcext:value-type="float">
            <text:p>10,00</text:p>
          </table:table-cell>
          <table:table-cell table:number-columns-repeated="2" table:style-name="ce73" office:value-type="float" office:value="4" calcext:value-type="float">
            <text:p>4,00</text:p>
          </table:table-cell>
          <table:table-cell table:number-columns-repeated="2" table:style-name="ce49" office:value-type="float" office:value="9" calcext:value-type="float">
            <text:p>9,00</text:p>
          </table:table-cell>
          <table:table-cell table:style-name="ce75" office:value-type="float" office:value="6" calcext:value-type="float">
            <text:p>6,00</text:p>
          </table:table-cell>
        </table:table-row>
        <table:table-row table:style-name="ro3">
          <table:table-cell table:style-name="ce45" office:value-type="string" calcext:value-type="string">
            <text:p>Grupo_04</text:p>
          </table:table-cell>
          <table:table-cell table:formula="of:=[.C5]" office:value-type="float" office:value="8.33333333333333" calcext:value-type="float">
            <text:p>8,33</text:p>
          </table:table-cell>
          <table:table-cell table:style-name="ce53" table:formula="of:=SUM([.D5:.I5])/6" office:value-type="float" office:value="8.33333333333333" calcext:value-type="float">
            <text:p>8,33</text:p>
          </table:table-cell>
          <table:table-cell table:style-name="ce53" office:value-type="float" office:value="10" calcext:value-type="float">
            <text:p>10,00</text:p>
          </table:table-cell>
          <table:table-cell table:style-name="ce53" office:value-type="float" office:value="9" calcext:value-type="float">
            <text:p>9,00</text:p>
          </table:table-cell>
          <table:table-cell table:number-columns-repeated="2" table:style-name="ce53" office:value-type="float" office:value="10" calcext:value-type="float">
            <text:p>10,00</text:p>
          </table:table-cell>
          <table:table-cell table:style-name="ce73" office:value-type="float" office:value="5" calcext:value-type="float">
            <text:p>5,00</text:p>
          </table:table-cell>
          <table:table-cell table:style-name="ce75" office:value-type="float" office:value="6" calcext:value-type="float">
            <text:p>6,00</text:p>
          </table:table-cell>
        </table:table-row>
        <table:table-row table:style-name="ro3">
          <table:table-cell table:style-name="ce44" office:value-type="string" calcext:value-type="string">
            <text:p>Grupo_05</text:p>
          </table:table-cell>
          <table:table-cell table:formula="of:=[.C6]" office:value-type="float" office:value="7.83333333333333" calcext:value-type="float">
            <text:p>7,83</text:p>
          </table:table-cell>
          <table:table-cell table:style-name="ce49" table:formula="of:=SUM([.D6:.I6])/6" office:value-type="float" office:value="7.83333333333333" calcext:value-type="float">
            <text:p>7,83</text:p>
          </table:table-cell>
          <table:table-cell table:number-columns-repeated="3" table:style-name="ce49" office:value-type="float" office:value="10" calcext:value-type="float">
            <text:p>10,00</text:p>
          </table:table-cell>
          <table:table-cell table:style-name="ce73" office:value-type="float" office:value="4" calcext:value-type="float">
            <text:p>4,00</text:p>
          </table:table-cell>
          <table:table-cell table:style-name="ce73" office:value-type="float" office:value="5" calcext:value-type="float">
            <text:p>5,00</text:p>
          </table:table-cell>
          <table:table-cell table:style-name="ce56" office:value-type="float" office:value="8" calcext:value-type="float">
            <text:p>8,00</text:p>
          </table:table-cell>
        </table:table-row>
        <table:table-row table:style-name="ro3">
          <table:table-cell table:style-name="ce45" office:value-type="string" calcext:value-type="string">
            <text:p>Grupo_06</text:p>
          </table:table-cell>
          <table:table-cell table:formula="of:=[.C7]" office:value-type="float" office:value="8.16666666666667" calcext:value-type="float">
            <text:p>8,17</text:p>
          </table:table-cell>
          <table:table-cell table:style-name="ce53" table:formula="of:=SUM([.D7:.I7])/6" office:value-type="float" office:value="8.16666666666667" calcext:value-type="float">
            <text:p>8,17</text:p>
          </table:table-cell>
          <table:table-cell table:style-name="ce53" office:value-type="float" office:value="10" calcext:value-type="float">
            <text:p>10,00</text:p>
          </table:table-cell>
          <table:table-cell table:style-name="ce53" office:value-type="float" office:value="9" calcext:value-type="float">
            <text:p>9,00</text:p>
          </table:table-cell>
          <table:table-cell table:style-name="ce53" office:value-type="float" office:value="8" calcext:value-type="float">
            <text:p>8,00</text:p>
          </table:table-cell>
          <table:table-cell table:style-name="ce73" office:value-type="float" office:value="4" calcext:value-type="float">
            <text:p>4,00</text:p>
          </table:table-cell>
          <table:table-cell table:style-name="ce53" office:value-type="float" office:value="10" calcext:value-type="float">
            <text:p>10,00</text:p>
          </table:table-cell>
          <table:table-cell table:style-name="ce57" office:value-type="float" office:value="8" calcext:value-type="float">
            <text:p>8,00</text:p>
          </table:table-cell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 table:number-rows-repeated="3">
          <table:table-cell table:style-name="Default" table:number-columns-repeated="9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'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 style:data-style-name="N2" text:time-value="22:02:59.42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9T23:13:27.253000000</meta:creation-date>
    <dc:date>2025-04-28T00:27:11.108000000</dc:date>
    <meta:editing-duration>P1DT3H12M18S</meta:editing-duration>
    <meta:editing-cycles>9</meta:editing-cycles>
    <meta:generator>LibreOffice/7.5.5.2$Windows_X86_64 LibreOffice_project/ca8fe7424262805f223b9a2334bc7181abbcbf5e</meta:generator>
    <meta:document-statistic meta:table-count="2" meta:cell-count="193" meta:object-count="24"/>
  </office:meta>
</office:document-meta>
</file>